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b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1CPU</text:p>
          </table:table-cell>
          <table:table-cell table:number-columns-repeated="3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2CPU</text:p>
          </table:table-cell>
          <table:table-cell table:number-columns-repeated="3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4CPU</text:p>
          </table:table-cell>
          <table:table-cell table:number-columns-repeated="3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8CPU</text:p>
          </table:table-cell>
          <table:table-cell table:number-columns-repeated="3"/>
          <table:table-cell office:value-type="string" calcext:value-type="string">
            <text:p>Avg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AVERAGE([.B2:.D2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formula="of:=AVERAGE([.H2:.J2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formula="of:=AVERAGE([.N2:.P2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formula="of:=AVERAGE([.T2:.V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3:.D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3:.J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3:.P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T3:.V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4:.D4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4:.J4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4:.P4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T4:.V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5:.D5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5:.J5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5:.P5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T5:.V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6:.D6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6:.J6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6:.P6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T6:.V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7:.D7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7:.J7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7:.P7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T7:.V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8:.D8]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8:.J8]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8:.P8]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T8:.V8]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9:.D9]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9:.J9]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9:.P9]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T9:.V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10:.D10])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10:.J10]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10:.P10]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T10:.V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11:.D11])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11:.J11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11:.P11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T11:.V11])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12:.D12])" office:value-type="float" office:value="1.66666666666667" calcext:value-type="float">
            <text:p>1.66666666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H12:.J12])" office:value-type="float" office:value="0.333333333333333" calcext:value-type="float">
            <text:p>0.33333333333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N12:.P12])" office:value-type="float" office:value="0.333333333333333" calcext:value-type="float">
            <text:p>0.33333333333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T12:.V12])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B13:.D13])" office:value-type="float" office:value="2.66666666666667" calcext:value-type="float">
            <text:p>2.666666666666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H13:.J13])" office:value-type="float" office:value="0.333333333333333" calcext:value-type="float">
            <text:p>0.33333333333333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N13:.P13])" office:value-type="float" office:value="1.33333333333333" calcext:value-type="float">
            <text:p>1.3333333333333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T13:.V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B14:.D14])" office:value-type="float" office:value="4.66666666666667" calcext:value-type="float">
            <text:p>4.666666666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H14:.J14])" office:value-type="float" office:value="1.33333333333333" calcext:value-type="float">
            <text:p>1.333333333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N14:.P14])"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T14:.V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B15:.D15])" office:value-type="float" office:value="7.66666666666667" calcext:value-type="float">
            <text:p>7.6666666666666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AVERAGE([.H15:.J15])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N15:.P15])" office:value-type="float" office:value="2.33333333333333" calcext:value-type="float">
            <text:p>2.333333333333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T15:.V15])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AVERAGE([.B16:.D16])"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AVERAGE([.H16:.J16])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N16:.P16])" office:value-type="float" office:value="3.33333333333333" calcext:value-type="float">
            <text:p>3.3333333333333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AVERAGE([.T16:.V1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AVERAGE([.B17:.D17])"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AVERAGE([.H17:.J17])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N17:.P17])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T17:.V17])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formula="of:=AVERAGE([.B18:.D18])" office:value-type="float" office:value="22" calcext:value-type="float">
            <text:p>2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AVERAGE([.H18:.J18])"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AVERAGE([.N18:.P18])" office:value-type="float" office:value="9.66666666666667" calcext:value-type="float">
            <text:p>9.66666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T18:.V1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formula="of:=AVERAGE([.B19:.D19])" office:value-type="float" office:value="32" calcext:value-type="float">
            <text:p>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AVERAGE([.H19:.J19])" office:value-type="float" office:value="13.3333333333333" calcext:value-type="float">
            <text:p>13.33333333333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AVERAGE([.N19:.P19])" office:value-type="float" office:value="14.6666666666667" calcext:value-type="float">
            <text:p>14.666666666666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AVERAGE([.T19:.V1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formula="of:=AVERAGE([.B20:.D20])" office:value-type="float" office:value="47.6666666666667" calcext:value-type="float">
            <text:p>47.66666666666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AVERAGE([.H20:.J20])" office:value-type="float" office:value="22.6666666666667" calcext:value-type="float">
            <text:p>22.666666666666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AVERAGE([.N20:.P20])" office:value-type="float" office:value="23.3333333333333" calcext:value-type="float">
            <text:p>23.33333333333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AVERAGE([.T20:.V20])" office:value-type="float" office:value="9.66666666666667" calcext:value-type="float">
            <text:p>9.6666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table:formula="of:=AVERAGE([.B21:.D21])" office:value-type="float" office:value="65" calcext:value-type="float">
            <text:p>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formula="of:=AVERAGE([.H21:.J21])" office:value-type="float" office:value="35" calcext:value-type="float">
            <text:p>3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AVERAGE([.N21:.P21])" office:value-type="float" office:value="34.6666666666667" calcext:value-type="float">
            <text:p>34.66666666666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T21:.V21])" office:value-type="float" office:value="12.3333333333333" calcext:value-type="float">
            <text:p>12.33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formula="of:=AVERAGE([.B22:.D22])" office:value-type="float" office:value="100.333333333333" calcext:value-type="float">
            <text:p>100.33333333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formula="of:=AVERAGE([.H22:.J22])" office:value-type="float" office:value="64.6666666666667" calcext:value-type="float">
            <text:p>64.6666666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formula="of:=AVERAGE([.N22:.P22])" office:value-type="float" office:value="54" calcext:value-type="float">
            <text:p>5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AVERAGE([.T22:.V22])" office:value-type="float" office:value="21.3333333333333" calcext:value-type="float">
            <text:p>21.333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5" calcext:value-type="float">
            <text:p>275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table:formula="of:=AVERAGE([.B23:.D23])" office:value-type="float" office:value="198.666666666667" calcext:value-type="float">
            <text:p>198.6666666666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table:formula="of:=AVERAGE([.H23:.J23])"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table:formula="of:=AVERAGE([.N23:.P23])" office:value-type="float" office:value="87.3333333333333" calcext:value-type="float">
            <text:p>87.33333333333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formula="of:=AVERAGE([.T23:.V23])" office:value-type="float" office:value="34.3333333333333" calcext:value-type="float">
            <text:p>34.3333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  <table:table-cell office:value-type="float" office:value="256" calcext:value-type="float">
            <text:p>256</text:p>
          </table:table-cell>
          <table:table-cell table:formula="of:=AVERAGE([.B24:.D24])" office:value-type="float" office:value="252.666666666667" calcext:value-type="float">
            <text:p>252.6666666666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3" calcext:value-type="float">
            <text:p>193</text:p>
          </table:table-cell>
          <table:table-cell office:value-type="float" office:value="162" calcext:value-type="float">
            <text:p>162</text:p>
          </table:table-cell>
          <table:table-cell office:value-type="float" office:value="149" calcext:value-type="float">
            <text:p>149</text:p>
          </table:table-cell>
          <table:table-cell table:formula="of:=AVERAGE([.H24:.J24])" office:value-type="float" office:value="168" calcext:value-type="float">
            <text:p>16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table:formula="of:=AVERAGE([.N24:.P24])" office:value-type="float" office:value="147.666666666667" calcext:value-type="float">
            <text:p>147.6666666666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AVERAGE([.T24:.V24])" office:value-type="float" office:value="52.6666666666667" calcext:value-type="float">
            <text:p>52.666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404" calcext:value-type="float">
            <text:p>404</text:p>
          </table:table-cell>
          <table:table-cell table:formula="of:=AVERAGE([.B25:.D25])" office:value-type="float" office:value="492" calcext:value-type="float">
            <text:p>4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05" calcext:value-type="float">
            <text:p>405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table:formula="of:=AVERAGE([.H25:.J25])" office:value-type="float" office:value="312.666666666667" calcext:value-type="float">
            <text:p>312.6666666666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6" calcext:value-type="float">
            <text:p>216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table:formula="of:=AVERAGE([.N25:.P25])" office:value-type="float" office:value="233" calcext:value-type="float">
            <text:p>2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formula="of:=AVERAGE([.T25:.V25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2" calcext:value-type="float">
            <text:p>942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table:formula="of:=AVERAGE([.B26:.D26])" office:value-type="float" office:value="741" calcext:value-type="float">
            <text:p>74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43" calcext:value-type="float">
            <text:p>443</text:p>
          </table:table-cell>
          <table:table-cell office:value-type="float" office:value="425" calcext:value-type="float">
            <text:p>425</text:p>
          </table:table-cell>
          <table:table-cell office:value-type="float" office:value="611" calcext:value-type="float">
            <text:p>611</text:p>
          </table:table-cell>
          <table:table-cell table:formula="of:=AVERAGE([.H26:.J26])" office:value-type="float" office:value="493" calcext:value-type="float">
            <text:p>49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97" calcext:value-type="float">
            <text:p>397</text:p>
          </table:table-cell>
          <table:table-cell office:value-type="float" office:value="617" calcext:value-type="float">
            <text:p>617</text:p>
          </table:table-cell>
          <table:table-cell office:value-type="float" office:value="395" calcext:value-type="float">
            <text:p>395</text:p>
          </table:table-cell>
          <table:table-cell table:formula="of:=AVERAGE([.N26:.P26])" office:value-type="float" office:value="469.666666666667" calcext:value-type="float">
            <text:p>469.66666666666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table:formula="of:=AVERAGE([.T26:.V26]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62" calcext:value-type="float">
            <text:p>1162</text:p>
          </table:table-cell>
          <table:table-cell office:value-type="float" office:value="1066" calcext:value-type="float">
            <text:p>1066</text:p>
          </table:table-cell>
          <table:table-cell office:value-type="float" office:value="1317" calcext:value-type="float">
            <text:p>1317</text:p>
          </table:table-cell>
          <table:table-cell table:formula="of:=AVERAGE([.B27:.D27])" office:value-type="float" office:value="1181.66666666667" calcext:value-type="float">
            <text:p>1181.6666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28" calcext:value-type="float">
            <text:p>628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table:formula="of:=AVERAGE([.H27:.J27])" office:value-type="float" office:value="613" calcext:value-type="float">
            <text:p>6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45" calcext:value-type="float">
            <text:p>645</text:p>
          </table:table-cell>
          <table:table-cell office:value-type="float" office:value="561" calcext:value-type="float">
            <text:p>561</text:p>
          </table:table-cell>
          <table:table-cell office:value-type="float" office:value="626" calcext:value-type="float">
            <text:p>626</text:p>
          </table:table-cell>
          <table:table-cell table:formula="of:=AVERAGE([.N27:.P27])" office:value-type="float" office:value="610.666666666667" calcext:value-type="float">
            <text:p>610.66666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229" calcext:value-type="float">
            <text:p>229</text:p>
          </table:table-cell>
          <table:table-cell office:value-type="float" office:value="197" calcext:value-type="float">
            <text:p>197</text:p>
          </table:table-cell>
          <table:table-cell table:formula="of:=AVERAGE([.T27:.V27])" office:value-type="float" office:value="225.333333333333" calcext:value-type="float">
            <text:p>225.33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55" calcext:value-type="float">
            <text:p>1655</text:p>
          </table:table-cell>
          <table:table-cell office:value-type="float" office:value="1947" calcext:value-type="float">
            <text:p>1947</text:p>
          </table:table-cell>
          <table:table-cell office:value-type="float" office:value="1669" calcext:value-type="float">
            <text:p>1669</text:p>
          </table:table-cell>
          <table:table-cell table:formula="of:=AVERAGE([.B28:.D28])" office:value-type="float" office:value="1757" calcext:value-type="float">
            <text:p>17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38" calcext:value-type="float">
            <text:p>1138</text:p>
          </table:table-cell>
          <table:table-cell office:value-type="float" office:value="1123" calcext:value-type="float">
            <text:p>1123</text:p>
          </table:table-cell>
          <table:table-cell office:value-type="float" office:value="1129" calcext:value-type="float">
            <text:p>1129</text:p>
          </table:table-cell>
          <table:table-cell table:formula="of:=AVERAGE([.H28:.J28])" office:value-type="float" office:value="1130" calcext:value-type="float">
            <text:p>113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67" calcext:value-type="float">
            <text:p>967</text:p>
          </table:table-cell>
          <table:table-cell office:value-type="float" office:value="1034" calcext:value-type="float">
            <text:p>1034</text:p>
          </table:table-cell>
          <table:table-cell office:value-type="float" office:value="937" calcext:value-type="float">
            <text:p>937</text:p>
          </table:table-cell>
          <table:table-cell table:formula="of:=AVERAGE([.N28:.P28])" office:value-type="float" office:value="979.333333333333" calcext:value-type="float">
            <text:p>979.3333333333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54" calcext:value-type="float">
            <text:p>354</text:p>
          </table:table-cell>
          <table:table-cell office:value-type="float" office:value="288" calcext:value-type="float">
            <text:p>288</text:p>
          </table:table-cell>
          <table:table-cell office:value-type="float" office:value="307" calcext:value-type="float">
            <text:p>307</text:p>
          </table:table-cell>
          <table:table-cell table:formula="of:=AVERAGE([.T28:.V28])" office:value-type="float" office:value="316.333333333333" calcext:value-type="float">
            <text:p>316.333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25" calcext:value-type="float">
            <text:p>3025</text:p>
          </table:table-cell>
          <table:table-cell office:value-type="float" office:value="3168" calcext:value-type="float">
            <text:p>3168</text:p>
          </table:table-cell>
          <table:table-cell office:value-type="float" office:value="3066" calcext:value-type="float">
            <text:p>3066</text:p>
          </table:table-cell>
          <table:table-cell table:formula="of:=AVERAGE([.B29:.D29])" office:value-type="float" office:value="3086.33333333333" calcext:value-type="float">
            <text:p>3086.3333333333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061" calcext:value-type="float">
            <text:p>2061</text:p>
          </table:table-cell>
          <table:table-cell office:value-type="float" office:value="2147" calcext:value-type="float">
            <text:p>2147</text:p>
          </table:table-cell>
          <table:table-cell office:value-type="float" office:value="2108" calcext:value-type="float">
            <text:p>2108</text:p>
          </table:table-cell>
          <table:table-cell table:formula="of:=AVERAGE([.H29:.J29])" office:value-type="float" office:value="2105.33333333333" calcext:value-type="float">
            <text:p>2105.3333333333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28" calcext:value-type="float">
            <text:p>1628</text:p>
          </table:table-cell>
          <table:table-cell office:value-type="float" office:value="2015" calcext:value-type="float">
            <text:p>2015</text:p>
          </table:table-cell>
          <table:table-cell office:value-type="float" office:value="1710" calcext:value-type="float">
            <text:p>1710</text:p>
          </table:table-cell>
          <table:table-cell table:formula="of:=AVERAGE([.N29:.P29])" office:value-type="float" office:value="1784.33333333333" calcext:value-type="float">
            <text:p>1784.3333333333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02" calcext:value-type="float">
            <text:p>602</text:p>
          </table:table-cell>
          <table:table-cell office:value-type="float" office:value="490" calcext:value-type="float">
            <text:p>490</text:p>
          </table:table-cell>
          <table:table-cell office:value-type="float" office:value="465" calcext:value-type="float">
            <text:p>465</text:p>
          </table:table-cell>
          <table:table-cell table:formula="of:=AVERAGE([.T29:.V29])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59" calcext:value-type="float">
            <text:p>4359</text:p>
          </table:table-cell>
          <table:table-cell office:value-type="float" office:value="4293" calcext:value-type="float">
            <text:p>4293</text:p>
          </table:table-cell>
          <table:table-cell office:value-type="float" office:value="4315" calcext:value-type="float">
            <text:p>4315</text:p>
          </table:table-cell>
          <table:table-cell table:formula="of:=AVERAGE([.B30:.D30])" office:value-type="float" office:value="4322.33333333333" calcext:value-type="float">
            <text:p>4322.3333333333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125" calcext:value-type="float">
            <text:p>3125</text:p>
          </table:table-cell>
          <table:table-cell office:value-type="float" office:value="2940" calcext:value-type="float">
            <text:p>2940</text:p>
          </table:table-cell>
          <table:table-cell office:value-type="float" office:value="2910" calcext:value-type="float">
            <text:p>2910</text:p>
          </table:table-cell>
          <table:table-cell table:formula="of:=AVERAGE([.H30:.J30])" office:value-type="float" office:value="2991.66666666667" calcext:value-type="float">
            <text:p>2991.666666666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32" calcext:value-type="float">
            <text:p>3032</text:p>
          </table:table-cell>
          <table:table-cell office:value-type="float" office:value="2312" calcext:value-type="float">
            <text:p>2312</text:p>
          </table:table-cell>
          <table:table-cell office:value-type="float" office:value="2394" calcext:value-type="float">
            <text:p>2394</text:p>
          </table:table-cell>
          <table:table-cell table:formula="of:=AVERAGE([.N30:.P30])" office:value-type="float" office:value="2579.33333333333" calcext:value-type="float">
            <text:p>2579.3333333333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65" calcext:value-type="float">
            <text:p>865</text:p>
          </table:table-cell>
          <table:table-cell office:value-type="float" office:value="773" calcext:value-type="float">
            <text:p>773</text:p>
          </table:table-cell>
          <table:table-cell office:value-type="float" office:value="771" calcext:value-type="float">
            <text:p>771</text:p>
          </table:table-cell>
          <table:table-cell table:formula="of:=AVERAGE([.T30:.V30])"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236" calcext:value-type="float">
            <text:p>7236</text:p>
          </table:table-cell>
          <table:table-cell office:value-type="float" office:value="7768" calcext:value-type="float">
            <text:p>7768</text:p>
          </table:table-cell>
          <table:table-cell office:value-type="float" office:value="6971" calcext:value-type="float">
            <text:p>6971</text:p>
          </table:table-cell>
          <table:table-cell table:formula="of:=AVERAGE([.B31:.D31])" office:value-type="float" office:value="7325" calcext:value-type="float">
            <text:p>73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338" calcext:value-type="float">
            <text:p>4338</text:p>
          </table:table-cell>
          <table:table-cell office:value-type="float" office:value="4261" calcext:value-type="float">
            <text:p>4261</text:p>
          </table:table-cell>
          <table:table-cell office:value-type="float" office:value="4312" calcext:value-type="float">
            <text:p>4312</text:p>
          </table:table-cell>
          <table:table-cell table:formula="of:=AVERAGE([.H31:.J31])" office:value-type="float" office:value="4303.66666666667" calcext:value-type="float">
            <text:p>4303.666666666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494" calcext:value-type="float">
            <text:p>4494</text:p>
          </table:table-cell>
          <table:table-cell office:value-type="float" office:value="4455" calcext:value-type="float">
            <text:p>4455</text:p>
          </table:table-cell>
          <table:table-cell office:value-type="float" office:value="3558" calcext:value-type="float">
            <text:p>3558</text:p>
          </table:table-cell>
          <table:table-cell table:formula="of:=AVERAGE([.N31:.P31])" office:value-type="float" office:value="4169" calcext:value-type="float">
            <text:p>416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345" calcext:value-type="float">
            <text:p>1345</text:p>
          </table:table-cell>
          <table:table-cell office:value-type="float" office:value="1422" calcext:value-type="float">
            <text:p>1422</text:p>
          </table:table-cell>
          <table:table-cell office:value-type="float" office:value="1338" calcext:value-type="float">
            <text:p>1338</text:p>
          </table:table-cell>
          <table:table-cell table:formula="of:=AVERAGE([.T31:.V31])" office:value-type="float" office:value="1368.33333333333" calcext:value-type="float">
            <text:p>1368.33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930" calcext:value-type="float">
            <text:p>11930</text:p>
          </table:table-cell>
          <table:table-cell office:value-type="float" office:value="11186" calcext:value-type="float">
            <text:p>11186</text:p>
          </table:table-cell>
          <table:table-cell office:value-type="float" office:value="11098" calcext:value-type="float">
            <text:p>11098</text:p>
          </table:table-cell>
          <table:table-cell table:formula="of:=AVERAGE([.B32:.D32])" office:value-type="float" office:value="11404.6666666667" calcext:value-type="float">
            <text:p>11404.6666666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902" calcext:value-type="float">
            <text:p>7902</text:p>
          </table:table-cell>
          <table:table-cell office:value-type="float" office:value="7812" calcext:value-type="float">
            <text:p>7812</text:p>
          </table:table-cell>
          <table:table-cell office:value-type="float" office:value="7515" calcext:value-type="float">
            <text:p>7515</text:p>
          </table:table-cell>
          <table:table-cell table:formula="of:=AVERAGE([.H32:.J32])" office:value-type="float" office:value="7743" calcext:value-type="float">
            <text:p>77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405" calcext:value-type="float">
            <text:p>6405</text:p>
          </table:table-cell>
          <table:table-cell office:value-type="float" office:value="6985" calcext:value-type="float">
            <text:p>6985</text:p>
          </table:table-cell>
          <table:table-cell office:value-type="float" office:value="6916" calcext:value-type="float">
            <text:p>6916</text:p>
          </table:table-cell>
          <table:table-cell table:formula="of:=AVERAGE([.N32:.P32])" office:value-type="float" office:value="6768.66666666667" calcext:value-type="float">
            <text:p>6768.66666666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87" calcext:value-type="float">
            <text:p>2087</text:p>
          </table:table-cell>
          <table:table-cell office:value-type="float" office:value="2189" calcext:value-type="float">
            <text:p>2189</text:p>
          </table:table-cell>
          <table:table-cell office:value-type="float" office:value="2216" calcext:value-type="float">
            <text:p>2216</text:p>
          </table:table-cell>
          <table:table-cell table:formula="of:=AVERAGE([.T32:.V32])"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363" calcext:value-type="float">
            <text:p>18363</text:p>
          </table:table-cell>
          <table:table-cell office:value-type="float" office:value="18480" calcext:value-type="float">
            <text:p>18480</text:p>
          </table:table-cell>
          <table:table-cell office:value-type="float" office:value="19331" calcext:value-type="float">
            <text:p>19331</text:p>
          </table:table-cell>
          <table:table-cell table:formula="of:=AVERAGE([.B33:.D33])" office:value-type="float" office:value="18724.6666666667" calcext:value-type="float">
            <text:p>18724.66666666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167" calcext:value-type="float">
            <text:p>11167</text:p>
          </table:table-cell>
          <table:table-cell office:value-type="float" office:value="11252" calcext:value-type="float">
            <text:p>11252</text:p>
          </table:table-cell>
          <table:table-cell office:value-type="float" office:value="14369" calcext:value-type="float">
            <text:p>14369</text:p>
          </table:table-cell>
          <table:table-cell table:formula="of:=AVERAGE([.H33:.J33])" office:value-type="float" office:value="12262.6666666667" calcext:value-type="float">
            <text:p>12262.66666666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53" calcext:value-type="float">
            <text:p>9953</text:p>
          </table:table-cell>
          <table:table-cell office:value-type="float" office:value="10874" calcext:value-type="float">
            <text:p>10874</text:p>
          </table:table-cell>
          <table:table-cell office:value-type="float" office:value="10538" calcext:value-type="float">
            <text:p>10538</text:p>
          </table:table-cell>
          <table:table-cell table:formula="of:=AVERAGE([.N33:.P33])" office:value-type="float" office:value="10455" calcext:value-type="float">
            <text:p>104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418" calcext:value-type="float">
            <text:p>3418</text:p>
          </table:table-cell>
          <table:table-cell office:value-type="float" office:value="3338" calcext:value-type="float">
            <text:p>3338</text:p>
          </table:table-cell>
          <table:table-cell office:value-type="float" office:value="3330" calcext:value-type="float">
            <text:p>3330</text:p>
          </table:table-cell>
          <table:table-cell table:formula="of:=AVERAGE([.T33:.V33])"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139" calcext:value-type="float">
            <text:p>29139</text:p>
          </table:table-cell>
          <table:table-cell office:value-type="float" office:value="29512" calcext:value-type="float">
            <text:p>29512</text:p>
          </table:table-cell>
          <table:table-cell office:value-type="float" office:value="29155" calcext:value-type="float">
            <text:p>29155</text:p>
          </table:table-cell>
          <table:table-cell table:formula="of:=AVERAGE([.B34:.D34])" office:value-type="float" office:value="29268.6666666667" calcext:value-type="float">
            <text:p>29268.666666666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870" calcext:value-type="float">
            <text:p>19870</text:p>
          </table:table-cell>
          <table:table-cell office:value-type="float" office:value="20396" calcext:value-type="float">
            <text:p>20396</text:p>
          </table:table-cell>
          <table:table-cell office:value-type="float" office:value="20559" calcext:value-type="float">
            <text:p>20559</text:p>
          </table:table-cell>
          <table:table-cell table:formula="of:=AVERAGE([.H34:.J34])" office:value-type="float" office:value="20275" calcext:value-type="float">
            <text:p>202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360" calcext:value-type="float">
            <text:p>16360</text:p>
          </table:table-cell>
          <table:table-cell office:value-type="float" office:value="16285" calcext:value-type="float">
            <text:p>16285</text:p>
          </table:table-cell>
          <table:table-cell office:value-type="float" office:value="16163" calcext:value-type="float">
            <text:p>16163</text:p>
          </table:table-cell>
          <table:table-cell table:formula="of:=AVERAGE([.N34:.P34])" office:value-type="float" office:value="16269.3333333333" calcext:value-type="float">
            <text:p>16269.33333333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09" calcext:value-type="float">
            <text:p>5509</text:p>
          </table:table-cell>
          <table:table-cell office:value-type="float" office:value="5466" calcext:value-type="float">
            <text:p>5466</text:p>
          </table:table-cell>
          <table:table-cell office:value-type="float" office:value="5289" calcext:value-type="float">
            <text:p>5289</text:p>
          </table:table-cell>
          <table:table-cell table:formula="of:=AVERAGE([.T34:.V34])" office:value-type="float" office:value="5421.33333333333" calcext:value-type="float">
            <text:p>5421.333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903" calcext:value-type="float">
            <text:p>47903</text:p>
          </table:table-cell>
          <table:table-cell office:value-type="float" office:value="48513" calcext:value-type="float">
            <text:p>48513</text:p>
          </table:table-cell>
          <table:table-cell office:value-type="float" office:value="47414" calcext:value-type="float">
            <text:p>47414</text:p>
          </table:table-cell>
          <table:table-cell table:formula="of:=AVERAGE([.B35:.D35])" office:value-type="float" office:value="47943.3333333333" calcext:value-type="float">
            <text:p>47943.33333333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261" calcext:value-type="float">
            <text:p>29261</text:p>
          </table:table-cell>
          <table:table-cell office:value-type="float" office:value="38531" calcext:value-type="float">
            <text:p>38531</text:p>
          </table:table-cell>
          <table:table-cell office:value-type="float" office:value="28616" calcext:value-type="float">
            <text:p>28616</text:p>
          </table:table-cell>
          <table:table-cell table:formula="of:=AVERAGE([.H35:.J35])" office:value-type="float" office:value="32136" calcext:value-type="float">
            <text:p>321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6503" calcext:value-type="float">
            <text:p>26503</text:p>
          </table:table-cell>
          <table:table-cell office:value-type="float" office:value="25949" calcext:value-type="float">
            <text:p>25949</text:p>
          </table:table-cell>
          <table:table-cell office:value-type="float" office:value="28401" calcext:value-type="float">
            <text:p>28401</text:p>
          </table:table-cell>
          <table:table-cell table:formula="of:=AVERAGE([.N35:.P35])" office:value-type="float" office:value="26951" calcext:value-type="float">
            <text:p>2695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428" calcext:value-type="float">
            <text:p>8428</text:p>
          </table:table-cell>
          <table:table-cell office:value-type="float" office:value="8697" calcext:value-type="float">
            <text:p>8697</text:p>
          </table:table-cell>
          <table:table-cell office:value-type="float" office:value="8577" calcext:value-type="float">
            <text:p>8577</text:p>
          </table:table-cell>
          <table:table-cell table:formula="of:=AVERAGE([.T35:.V35])" office:value-type="float" office:value="8567.33333333333" calcext:value-type="float">
            <text:p>8567.333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7028" calcext:value-type="float">
            <text:p>77028</text:p>
          </table:table-cell>
          <table:table-cell office:value-type="float" office:value="77180" calcext:value-type="float">
            <text:p>77180</text:p>
          </table:table-cell>
          <table:table-cell office:value-type="float" office:value="76495" calcext:value-type="float">
            <text:p>76495</text:p>
          </table:table-cell>
          <table:table-cell table:formula="of:=AVERAGE([.B36:.D36])" office:value-type="float" office:value="76901" calcext:value-type="float">
            <text:p>7690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2755" calcext:value-type="float">
            <text:p>52755</text:p>
          </table:table-cell>
          <table:table-cell office:value-type="float" office:value="53347" calcext:value-type="float">
            <text:p>53347</text:p>
          </table:table-cell>
          <table:table-cell office:value-type="float" office:value="52772" calcext:value-type="float">
            <text:p>52772</text:p>
          </table:table-cell>
          <table:table-cell table:formula="of:=AVERAGE([.H36:.J36])" office:value-type="float" office:value="52958" calcext:value-type="float">
            <text:p>529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1839" calcext:value-type="float">
            <text:p>41839</text:p>
          </table:table-cell>
          <table:table-cell office:value-type="float" office:value="49578" calcext:value-type="float">
            <text:p>49578</text:p>
          </table:table-cell>
          <table:table-cell office:value-type="float" office:value="41941" calcext:value-type="float">
            <text:p>41941</text:p>
          </table:table-cell>
          <table:table-cell table:formula="of:=AVERAGE([.N36:.P36])" office:value-type="float" office:value="44452.6666666667" calcext:value-type="float">
            <text:p>44452.666666666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105" calcext:value-type="float">
            <text:p>14105</text:p>
          </table:table-cell>
          <table:table-cell office:value-type="float" office:value="14050" calcext:value-type="float">
            <text:p>14050</text:p>
          </table:table-cell>
          <table:table-cell office:value-type="float" office:value="13634" calcext:value-type="float">
            <text:p>13634</text:p>
          </table:table-cell>
          <table:table-cell table:formula="of:=AVERAGE([.T36:.V36])" office:value-type="float" office:value="13929.6666666667" calcext:value-type="float">
            <text:p>13929.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4536" calcext:value-type="float">
            <text:p>124536</text:p>
          </table:table-cell>
          <table:table-cell office:value-type="float" office:value="124829" calcext:value-type="float">
            <text:p>124829</text:p>
          </table:table-cell>
          <table:table-cell office:value-type="float" office:value="124157" calcext:value-type="float">
            <text:p>124157</text:p>
          </table:table-cell>
          <table:table-cell table:formula="of:=AVERAGE([.B37:.D37])" office:value-type="float" office:value="124507.333333333" calcext:value-type="float">
            <text:p>124507.3333333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7137" calcext:value-type="float">
            <text:p>77137</text:p>
          </table:table-cell>
          <table:table-cell office:value-type="float" office:value="77474" calcext:value-type="float">
            <text:p>77474</text:p>
          </table:table-cell>
          <table:table-cell office:value-type="float" office:value="75921" calcext:value-type="float">
            <text:p>75921</text:p>
          </table:table-cell>
          <table:table-cell table:formula="of:=AVERAGE([.H37:.J37])" office:value-type="float" office:value="76844" calcext:value-type="float">
            <text:p>768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3510" calcext:value-type="float">
            <text:p>73510</text:p>
          </table:table-cell>
          <table:table-cell office:value-type="float" office:value="70262" calcext:value-type="float">
            <text:p>70262</text:p>
          </table:table-cell>
          <table:table-cell office:value-type="float" office:value="67655" calcext:value-type="float">
            <text:p>67655</text:p>
          </table:table-cell>
          <table:table-cell table:formula="of:=AVERAGE([.N37:.P37])" office:value-type="float" office:value="70475.6666666667" calcext:value-type="float">
            <text:p>70475.66666666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841" calcext:value-type="float">
            <text:p>22841</text:p>
          </table:table-cell>
          <table:table-cell office:value-type="float" office:value="22488" calcext:value-type="float">
            <text:p>22488</text:p>
          </table:table-cell>
          <table:table-cell office:value-type="float" office:value="22298" calcext:value-type="float">
            <text:p>22298</text:p>
          </table:table-cell>
          <table:table-cell table:formula="of:=AVERAGE([.T37:.V37])" office:value-type="float" office:value="22542.3333333333" calcext:value-type="float">
            <text:p>22542.33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915" calcext:value-type="float">
            <text:p>200915</text:p>
          </table:table-cell>
          <table:table-cell office:value-type="float" office:value="200997" calcext:value-type="float">
            <text:p>200997</text:p>
          </table:table-cell>
          <table:table-cell office:value-type="float" office:value="200921" calcext:value-type="float">
            <text:p>200921</text:p>
          </table:table-cell>
          <table:table-cell table:formula="of:=AVERAGE([.B38:.D38])" office:value-type="float" office:value="200944.333333333" calcext:value-type="float">
            <text:p>200944.33333333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37733" calcext:value-type="float">
            <text:p>137733</text:p>
          </table:table-cell>
          <table:table-cell office:value-type="float" office:value="137201" calcext:value-type="float">
            <text:p>137201</text:p>
          </table:table-cell>
          <table:table-cell office:value-type="float" office:value="136546" calcext:value-type="float">
            <text:p>136546</text:p>
          </table:table-cell>
          <table:table-cell table:formula="of:=AVERAGE([.H38:.J38])" office:value-type="float" office:value="137160" calcext:value-type="float">
            <text:p>1371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4992" calcext:value-type="float">
            <text:p>124992</text:p>
          </table:table-cell>
          <table:table-cell office:value-type="float" office:value="114901" calcext:value-type="float">
            <text:p>114901</text:p>
          </table:table-cell>
          <table:table-cell office:value-type="float" office:value="120709" calcext:value-type="float">
            <text:p>120709</text:p>
          </table:table-cell>
          <table:table-cell table:formula="of:=AVERAGE([.N38:.P38])" office:value-type="float" office:value="120200.666666667" calcext:value-type="float">
            <text:p>120200.66666666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6252" calcext:value-type="float">
            <text:p>36252</text:p>
          </table:table-cell>
          <table:table-cell office:value-type="float" office:value="37802" calcext:value-type="float">
            <text:p>37802</text:p>
          </table:table-cell>
          <table:table-cell office:value-type="float" office:value="36002" calcext:value-type="float">
            <text:p>36002</text:p>
          </table:table-cell>
          <table:table-cell table:formula="of:=AVERAGE([.T38:.V38])" office:value-type="float" office:value="36685.3333333333" calcext:value-type="float">
            <text:p>36685.333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7103" calcext:value-type="float">
            <text:p>327103</text:p>
          </table:table-cell>
          <table:table-cell office:value-type="float" office:value="327283" calcext:value-type="float">
            <text:p>327283</text:p>
          </table:table-cell>
          <table:table-cell office:value-type="float" office:value="327300" calcext:value-type="float">
            <text:p>327300</text:p>
          </table:table-cell>
          <table:table-cell table:formula="of:=AVERAGE([.B39:.D39])" office:value-type="float" office:value="327228.666666667" calcext:value-type="float">
            <text:p>327228.66666666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25314" calcext:value-type="float">
            <text:p>225314</text:p>
          </table:table-cell>
          <table:table-cell office:value-type="float" office:value="196030" calcext:value-type="float">
            <text:p>196030</text:p>
          </table:table-cell>
          <table:table-cell office:value-type="float" office:value="197897" calcext:value-type="float">
            <text:p>197897</text:p>
          </table:table-cell>
          <table:table-cell table:formula="of:=AVERAGE([.H39:.J39])" office:value-type="float" office:value="206413.666666667" calcext:value-type="float">
            <text:p>206413.66666666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6740" calcext:value-type="float">
            <text:p>186740</text:p>
          </table:table-cell>
          <table:table-cell office:value-type="float" office:value="202797" calcext:value-type="float">
            <text:p>202797</text:p>
          </table:table-cell>
          <table:table-cell office:value-type="float" office:value="186194" calcext:value-type="float">
            <text:p>186194</text:p>
          </table:table-cell>
          <table:table-cell table:formula="of:=AVERAGE([.N39:.P39])" office:value-type="float" office:value="191910.333333333" calcext:value-type="float">
            <text:p>191910.33333333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0265" calcext:value-type="float">
            <text:p>60265</text:p>
          </table:table-cell>
          <table:table-cell office:value-type="float" office:value="60119" calcext:value-type="float">
            <text:p>60119</text:p>
          </table:table-cell>
          <table:table-cell office:value-type="float" office:value="58902" calcext:value-type="float">
            <text:p>58902</text:p>
          </table:table-cell>
          <table:table-cell table:formula="of:=AVERAGE([.T39:.V39])" office:value-type="float" office:value="59762" calcext:value-type="float">
            <text:p>5976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 table:number-rows-repeated="42"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 table:number-rows-repeated="41"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 table:number-rows-repeated="41"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2T12:15:47.298930505</dc:date>
    <meta:editing-duration>PT9M29S</meta:editing-duration>
    <meta:editing-cycles>1</meta:editing-cycles>
    <meta:document-statistic meta:table-count="1" meta:cell-count="1072" meta:object-count="0"/>
    <meta:generator>LibreOffice/6.0.7.3$Linux_X86_64 LibreOffice_project/00m0$Build-3</meta:generator>
  </office:meta>
</office:document-meta>
</file>